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2.606cm" presentation:class="title" presentation:user-transformed="true">
          <draw:text-box>
            <text:p>Impactos ecológicos del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erardo 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dde8cb" draw:end-color="#ff3838" draw:start-intensity="100%" draw:end-intensity="100%" draw:angle="90deg" draw:border="0%"/>
    <draw:gradient draw:name="Pastel_20_Bouquet" draw:display-name="Pastel Bouquet" draw:style="linear" draw:start-color="#afd095" draw:end-color="#ffa6a6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5" draw:display-name="Puntas de flecha 15" svg:viewBox="0 0 20 20" svg:d="M0 20l10-20 10 20z"/>
    <draw:marker draw:name="Puntas_20_de_20_flecha_20_17" draw:display-name="Puntas de flecha 17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15T18:25:13.742685466</dc:date>
    <dc:creator>Gerardo Martin</dc:creator>
    <meta:editing-duration>PT1H59M57S</meta:editing-duration>
    <meta:editing-cycles>22</meta:editing-cycles>
    <meta:generator>LibreOffice/7.3.7.2$Linux_X86_64 LibreOffice_project/30$Build-2</meta:generator>
    <meta:document-statistic meta:object-count="29"/>
  </office:meta>
</office:document-meta>
</file>